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86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9" style:family="paragraph" style:parent-style-name="Exalted">
      <style:paragraph-properties fo:margin-top="0in" fo:margin-bottom="0.139in" style:contextual-spacing="false" fo:line-height="100%" fo:orphans="0" fo:widows="0"/>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19" style:family="paragraph" style:parent-style-name="Table_20_Heading">
      <style:paragraph-properties fo:margin-top="0.0402in" fo:margin-bottom="0.0799in" style:contextual-spacing="false" fo:orphans="0" fo:widows="0"/>
      <style:text-properties fo:language="en" fo:country="US"/>
    </style:style>
    <style:style style:name="P20" style:family="paragraph" style:parent-style-name="Table_20_Heading">
      <style:paragraph-properties fo:margin-top="0.0402in" fo:margin-bottom="0.0799in" style:contextual-spacing="false" fo:orphans="0" fo:widows="0" fo:keep-with-next="always"/>
      <style:text-properties fo:language="en" fo:country="US"/>
    </style:style>
    <style:style style:name="P21" style:family="paragraph" style:parent-style-name="Exalted">
      <style:text-properties fo:language="en" fo:country="US"/>
    </style:style>
    <style:style style:name="P22" style:family="paragraph" style:parent-style-name="Exalted">
      <style:text-properties fo:language="en" fo:country="US" fo:font-style="italic" style:font-style-asian="italic"/>
    </style:style>
    <style:style style:name="P23" style:family="paragraph" style:parent-style-name="Exalted">
      <style:text-properties fo:language="en" fo:country="US" officeooo:paragraph-rsid="0027470b"/>
    </style:style>
    <style:style style:name="P24" style:family="paragraph" style:parent-style-name="Exalted">
      <style:text-properties fo:language="en" fo:country="US" officeooo:paragraph-rsid="0028e5dc"/>
    </style:style>
    <style:style style:name="P25" style:family="paragraph" style:parent-style-name="Exalted">
      <style:text-properties fo:language="en" fo:country="US" fo:font-weight="bold" style:font-weight-asian="bold"/>
    </style:style>
    <style:style style:name="P26" style:family="paragraph" style:parent-style-name="Exalted">
      <style:text-properties fo:language="en" fo:country="US" officeooo:rsid="005cfb8b" officeooo:paragraph-rsid="005cfb8b"/>
    </style:style>
    <style:style style:name="P27" style:family="paragraph" style:parent-style-name="Exalted">
      <style:text-properties fo:language="en" fo:country="US" officeooo:rsid="006e179d" officeooo:paragraph-rsid="006e179d"/>
    </style:style>
    <style:style style:name="P28" style:family="paragraph" style:parent-style-name="Exalted">
      <style:text-properties fo:language="en" fo:country="US" officeooo:rsid="0070178f" officeooo:paragraph-rsid="0070178f"/>
    </style:style>
    <style:style style:name="P29"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30"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31"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32"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33" style:family="paragraph" style:parent-style-name="Exalted">
      <style:text-properties officeooo:rsid="003ecbfb" officeooo:paragraph-rsid="003ecbfb"/>
    </style:style>
    <style:style style:name="P34" style:family="paragraph" style:parent-style-name="Exalted">
      <style:text-properties officeooo:paragraph-rsid="005016ed"/>
    </style:style>
    <style:style style:name="P35" style:family="paragraph" style:parent-style-name="Exalted">
      <style:text-properties officeooo:paragraph-rsid="00657e0e"/>
    </style:style>
    <style:style style:name="P36" style:family="paragraph" style:parent-style-name="Exalted">
      <style:text-properties officeooo:paragraph-rsid="008207f2"/>
    </style:style>
    <style:style style:name="P37"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38" style:family="paragraph" style:parent-style-name="Exalted">
      <style:paragraph-properties fo:margin-top="0in" fo:margin-bottom="0in" style:contextual-spacing="false" fo:line-height="100%"/>
      <style:text-properties fo:language="en" fo:country="US"/>
    </style:style>
    <style:style style:name="P39" style:family="paragraph" style:parent-style-name="Exalted">
      <style:paragraph-properties fo:margin-top="0in" fo:margin-bottom="0in" style:contextual-spacing="false" fo:line-height="100%" fo:orphans="0" fo:widows="0"/>
      <style:text-properties fo:language="en" fo:country="US"/>
    </style:style>
    <style:style style:name="P40"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41" style:family="paragraph" style:parent-style-name="Heading_20_2">
      <style:paragraph-properties fo:margin-top="0in" fo:margin-bottom="0in" style:contextual-spacing="false" fo:line-height="100%"/>
      <style:text-properties fo:language="en" fo:country="US"/>
    </style:style>
    <style:style style:name="P42" style:family="paragraph" style:parent-style-name="Exalted">
      <style:paragraph-properties fo:margin-top="0in" fo:margin-bottom="0.0555in" style:contextual-spacing="false" fo:line-height="100%"/>
      <style:text-properties fo:language="en" fo:country="US"/>
    </style:style>
    <style:style style:name="P43"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44" style:family="paragraph" style:parent-style-name="Exalted">
      <style:paragraph-properties fo:margin-left="0.25in" fo:margin-right="0in" fo:margin-top="0in" fo:margin-bottom="0.139in" style:contextual-spacing="false" fo:line-height="100%" fo:text-indent="0in" style:auto-text-indent="false"/>
      <style:text-properties fo:language="en" fo:country="US" fo:font-style="italic" style:font-style-asian="italic"/>
    </style:style>
    <style:style style:name="P45" style:family="paragraph" style:parent-style-name="Exalted_20_Example">
      <style:text-properties fo:language="en" fo:country="US"/>
    </style:style>
    <style:style style:name="P46" style:family="paragraph" style:parent-style-name="Heading_20_2">
      <style:text-properties fo:language="en" fo:country="US"/>
    </style:style>
    <style:style style:name="P47" style:family="paragraph" style:parent-style-name="Heading_20_2">
      <style:paragraph-properties fo:text-align="start" style:justify-single-word="false"/>
      <style:text-properties fo:color="#0b5394" loext:opacity="100%" style:font-name="Envision Roman"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48" style:family="paragraph" style:parent-style-name="Heading_20_3">
      <style:text-properties fo:language="en" fo:country="US"/>
    </style:style>
    <style:style style:name="P49" style:family="paragraph" style:parent-style-name="Heading_20_3">
      <style:paragraph-properties fo:text-align="start" style:justify-single-word="false"/>
      <style:text-properties fo:language="en" fo:country="US"/>
    </style:style>
    <style:style style:name="P50" style:family="paragraph" style:parent-style-name="Heading_20_3">
      <style:text-properties officeooo:rsid="005016ed" officeooo:paragraph-rsid="005016ed"/>
    </style:style>
    <style:style style:name="P51" style:family="paragraph" style:parent-style-name="Heading_20_4">
      <style:text-properties fo:language="en" fo:country="US"/>
    </style:style>
    <style:style style:name="P52" style:family="paragraph" style:parent-style-name="Heading_20_4">
      <style:paragraph-properties fo:text-align="start" style:justify-single-word="false"/>
      <style:text-properties fo:language="en" fo:country="US"/>
    </style:style>
    <style:style style:name="P53" style:family="paragraph" style:parent-style-name="Heading_20_4">
      <style:paragraph-properties fo:text-align="start" style:justify-single-word="false"/>
      <style:text-properties fo:language="en" fo:country="US" officeooo:rsid="00793f8b" officeooo:paragraph-rsid="00793f8b"/>
    </style:style>
    <style:style style:name="P54"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55" style:family="paragraph" style:parent-style-name="Heading_20_2">
      <style:paragraph-properties fo:text-align="start" style:justify-single-word="false"/>
    </style:style>
    <style:style style:name="P56"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57" style:family="paragraph" style:parent-style-name="Heading_20_3">
      <style:text-properties officeooo:rsid="0081887f" officeooo:paragraph-rsid="0081887f"/>
    </style:style>
    <style:style style:name="P58" style:family="paragraph" style:parent-style-name="Exalted" style:list-style-name="Exalted_20_Center_20_Dot">
      <style:text-properties fo:language="en" fo:country="US"/>
    </style:style>
    <style:style style:name="P59" style:family="paragraph" style:parent-style-name="Exalted" style:list-style-name="Exalted_20_Center_20_Dot">
      <style:paragraph-properties fo:margin-top="0in" fo:margin-bottom="0in" style:contextual-spacing="false"/>
      <style:text-properties fo:language="en" fo:country="US"/>
    </style:style>
    <style:style style:name="P60" style:family="paragraph" style:parent-style-name="Exalted" style:list-style-name="Exalted_20_Center_20_Dot">
      <style:paragraph-properties fo:margin-top="0in" fo:margin-bottom="0.139in" style:contextual-spacing="false" fo:line-height="100%"/>
      <style:text-properties fo:language="en" fo:country="US"/>
    </style:style>
    <style:style style:name="P61" style:family="paragraph" style:parent-style-name="Exalted" style:list-style-name="Exalted_20_Center_20_Dot">
      <style:paragraph-properties fo:margin-top="0in" fo:margin-bottom="0.139in" style:contextual-spacing="false" fo:line-height="100%"/>
      <style:text-properties fo:language="en" fo:country="US" officeooo:paragraph-rsid="003ecbf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color="#1155cc" loext:opacity="100%" fo:language="en" fo:country="US" style:text-underline-style="solid" style:text-underline-width="auto" style:text-underline-color="font-color"/>
    </style:style>
    <style:style style:name="T5" style:family="text">
      <style:text-properties fo:color="#1155cc" loext:opacity="100%" fo:language="en" fo:country="US" style:text-underline-style="solid" style:text-underline-width="auto" style:text-underline-color="font-color" fo:font-weight="bold" style:font-weight-asian="bold"/>
    </style:style>
    <style:style style:name="T6" style:family="text">
      <style:text-properties fo:font-weight="normal" style:font-weight-asian="normal" style:font-weight-complex="normal"/>
    </style:style>
    <style:style style:name="T7" style:family="text">
      <style:text-properties fo:font-weight="normal" officeooo:rsid="00622ddd" style:font-weight-asian="normal" style:font-weight-complex="normal"/>
    </style:style>
    <style:style style:name="T8" style:family="text">
      <style:text-properties fo:font-weight="normal" officeooo:rsid="0081887f" style:font-weight-asian="normal" style:font-weight-complex="normal"/>
    </style:style>
    <style:style style:name="T9" style:family="text">
      <style:text-properties fo:font-weight="normal" officeooo:rsid="008207f2" style:font-weight-asian="normal" style:font-weight-complex="normal"/>
    </style:style>
    <style:style style:name="T10" style:family="text">
      <style:text-properties officeooo:rsid="0027470b"/>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officeooo:rsid="008207f2" style:font-style-asian="italic" style:font-style-complex="italic"/>
    </style:style>
    <style:style style:name="T15" style:family="text">
      <style:text-properties fo:language="en" fo:country="US" officeooo:rsid="005016ed"/>
    </style:style>
    <style:style style:name="T16" style:family="text">
      <style:text-properties fo:language="en" fo:country="US" officeooo:rsid="005c42a3"/>
    </style:style>
    <style:style style:name="T17" style:family="text">
      <style:text-properties fo:language="en" fo:country="US" officeooo:rsid="0040797e"/>
    </style:style>
    <style:style style:name="T18" style:family="text">
      <style:text-properties fo:language="en" fo:country="US" officeooo:rsid="0042ed76"/>
    </style:style>
    <style:style style:name="T19" style:family="text">
      <style:text-properties fo:language="en" fo:country="US" fo:font-weight="bold" officeooo:rsid="0040797e" style:font-weight-asian="bold" style:font-weight-complex="bold"/>
    </style:style>
    <style:style style:name="T20" style:family="text">
      <style:text-properties fo:language="en" fo:country="US" fo:font-weight="normal" officeooo:rsid="0040797e" style:font-weight-asian="normal" style:font-weight-complex="normal"/>
    </style:style>
    <style:style style:name="T21" style:family="text">
      <style:text-properties fo:language="en" fo:country="US" fo:font-weight="normal" officeooo:rsid="005c42a3" style:font-weight-asian="normal" style:font-weight-complex="normal"/>
    </style:style>
    <style:style style:name="T22" style:family="text">
      <style:text-properties fo:language="en" fo:country="US" officeooo:rsid="008207f2"/>
    </style:style>
    <style:style style:name="T23" style:family="text">
      <style:text-properties officeooo:rsid="00347699"/>
    </style:style>
    <style:style style:name="T24" style:family="text">
      <style:text-properties officeooo:rsid="0035285c"/>
    </style:style>
    <style:style style:name="T25" style:family="text">
      <style:text-properties officeooo:rsid="003ecbfb"/>
    </style:style>
    <style:style style:name="T26"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2"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3"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language="en" fo:country="US" fo:font-style="italic" officeooo:rsid="0070e793" style:letter-kerning="false" style:font-name-asian="Spectral1" style:font-size-asian="10pt" style:language-asian="zh" style:country-asian="CN" style:font-style-asian="italic" style:font-name-complex="Spectral1" style:font-size-complex="10pt" style:language-complex="hi" style:country-complex="IN"/>
    </style:style>
    <style:style style:name="T37" style:family="text">
      <style:text-properties officeooo:rsid="00468572"/>
    </style:style>
    <style:style style:name="T38" style:family="text">
      <style:text-properties officeooo:rsid="00546227"/>
    </style:style>
    <style:style style:name="T39" style:family="text">
      <style:text-properties officeooo:rsid="00547bc6"/>
    </style:style>
    <style:style style:name="T40" style:family="text">
      <style:text-properties officeooo:rsid="006c7b6a"/>
    </style:style>
    <style:style style:name="T41" style:family="text">
      <style:text-properties officeooo:rsid="00727b95"/>
    </style:style>
    <style:style style:name="T42" style:family="text">
      <style:text-properties officeooo:rsid="0081887f"/>
    </style:style>
    <style:style style:name="T43" style:family="text">
      <style:text-properties officeooo:rsid="0082be7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General System</text:h>
      <text:p text:style-name="P21"/>
      <text:p text:style-name="P21"/>
      <text:section text:style-name="Sect1" text:name="TextSection">
        <text:h text:style-name="P46" text:outline-level="2">Action Rolls</text:h>
        <text:p text:style-name="P21">When a character encounters a situation where their success is uncertain, the Storyteller should call for an Action Roll to determine the outcome. </text:p>
        <text:p text:style-name="P21">The Storyteller will ask for a combination of an Attribute and Ability that is appropriate for the situation, and then determine an appropriate Difficulty for the roll.</text:p>
        <text:p text:style-name="P21">The Player will then roll a number of Ten-Sided Dice (d10’s) equal to the combined rating of the selected Attribute and Ability—this combined number is called the Dice Pool. </text:p>
        <text:p text:style-name="P28">This will be referred to as [Att+Abi] xd10’s.</text:p>
        <text:p text:style-name="P28">Some powers and actions will <text:span text:style-name="T41">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29">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48" text:outline-level="3">Successes</text:h>
        <text:p text:style-name="P21">After rolling their Dice Pool, the player needs to count the number of dice that are showing digits equal or greater than the Target Number of 7. Examine the results of six rolled dice:</text:p>
        <text:p text:style-name="P37">1, 4, 4, 7, 8, 8</text:p>
        <text:p text:style-name="P21">The values of 7, 8, and 8 are greater than or equal to <text:s/>(7), so they are each counted as a success, meaning this particular roll would result in <text:span text:style-name="T43">3 </text:span>Successes.</text:p>
        <text:h text:style-name="P48" text:outline-level="3">Double 10’s</text:h>
        <text:p text:style-name="P21">A die that shows 10 is counted as two successes, rather than one. If the roll had instead been:</text:p>
        <text:p text:style-name="P37">1, 4, 4, 7, 8, 10</text:p>
        <text:p text:style-name="P42">7 and 8 would be counted once, and 10 counted twice, making 4 successes on the roll.</text:p>
        <text:h text:style-name="P48" text:outline-level="3">Difficulty</text:h>
        <text:p text:style-name="P38"><text:span text:style-name="T3">Before a roll is performed</text:span>, the Storyteller should determine the <text:span text:style-name="T1">Difficulty</text:span> of the roll—the number of successes that the roll must match or exceed for the action to be considered a success.</text:p>
        <text:list xml:id="list956149821" text:style-name="Exalted_20_Center_20_Dot">
          <text:list-item>
            <text:p text:style-name="P58"><text:span text:style-name="T1">Difficulty 1 (Easy)</text:span>- This task is expected to be passed by a skilled mortal, but there is still a reasonable risk of failing.</text:p>
          </text:list-item>
          <text:list-item>
            <text:p text:style-name="P58"><text:span text:style-name="T1">Difficulty 3 (Typical)</text:span>- This task is challenging to a mere mortal, but a hero is expected to pass it. Picking a lock, calming an irate guardsman, or basic first aid would fall under this category.</text:p>
          </text:list-item>
          <text:list-item>
            <text:p text:style-name="P58"><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58"><text:span text:style-name="T1">Difficulty 7 (Challenging)</text:span>- Tasks which should be near-impossible for any mortal. Such as noticing things in pitch darkness, or landing on a precise spot hundreds of feet below.</text:p>
          </text:list-item>
          <text:list-item>
            <text:p text:style-name="P58"><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48" text:outline-level="3">Threshold Successes</text:h>
        <text:p text:style-name="P6">Some rolls are not as much concerned with <text:span text:style-name="T3">whether</text:span> the character succeeds, but <text:span text:style-name="T3">by how much</text:span>. This is simply the difference between the total Number of Successes rolled, and the Difficulty.</text:p>
        <text:p text:style-name="P6">If a Player rolled Four (4) Successes on a Difficulty One (1) task, they would then have Three (3) Threshold Successes.</text:p>
        <text:h text:style-name="P48" text:outline-level="3">Contested Actions</text:h>
        <text:p text:style-name="P21">Certain actions are contested between abilities of two or more characters, rather than a simple difficulty.</text:p>
        <text:p text:style-name="P21">In this case, all characters simply roll their appropriate Dice Pool, and compare who got the highest number of Successes.</text:p>
        <text:h text:style-name="P51" text:outline-level="4">Taking the Average</text:h>
        <text:p text:style-name="P21">The Storyteller should take the average number of successes for non-player characters as ½ their Dice pool, which is their [Att + Ability +/- Modifiers]</text:p>
        <text:p text:style-name="P45">There are two characters in the scene: a guard and a thief. The guard is keeping watch, and the thief is attempting to sneak past them. The dice pool for the player-controlled thief would be Dexterity + Stealth.</text:p>
        <text:p text:style-name="Exalted_20_Example"><text:span text:style-name="T12">Since this is a NPC, and there are no dice-affecting powers active, the storyteller simply takes the average: (</text:span><text:span text:style-name="T36">Wits</text:span><text:span text:style-name="T12"> + Awareness)/2. Should the thief match or surpass that number, they successfully sneak past. Should they not, the guard discovers them</text:span><text:span text:style-name="T11">.</text:span></text:p>
        <text:h text:style-name="P55" text:outline-level="2"><text:bookmark-start text:name="Drawbacks"/><text:span text:style-name="T11">Drawbacks</text:span><text:bookmark-end text:name="Drawbacks"/></text:h>
        <text:p text:style-name="P21">Exalts can push themselves past their mortal limits and achieve the impossible—but it often comes at a price.</text:p>
        <text:p text:style-name="P21">A<text:span text:style-name="T24">f</text:span>ter the Player rolls and all effects finalized, the Player may choose to <text:span text:style-name="T1">Take a Drawback</text:span>. In exchange, they gain <text:span text:style-name="T1">+2 successes </text:span>to a roll, or <text:span text:style-name="T1">+1</text:span> <text:span text:style-name="T1">Defense</text:span>. Only one drawback may be taken per action.</text:p>
        <text:p text:style-name="P21"><text:soft-page-break/><text:span text:style-name="T1">Note: </text:span>Drawbacks cannot be taken for Luck Rolls, Limit Break, Join Battle or anything else that uses a 1d10 as its roll.</text:p>
        <text:p text:style-name="P21">A Drawback can be any sort of action that the Storyteller deems to be a proper <text:span text:style-name="T1">Price to Pay</text:span> for succeeding (or exceeding) their roll. </text:p>
        <text:p text:style-name="P21">The following are a list of Examples, but should not be treated as exhaustive or exclusive:</text:p>
        <text:h text:style-name="P48" text:outline-level="3">Gain Limit</text:h>
        <text:p text:style-name="P22">Immediately Limit Break at 10.</text:p>
        <text:p text:style-name="Exalted"><text:span text:style-name="T11">The character gains 1 point of </text:span><text:a xlink:type="simple" xlink:href="#Limit" text:style-name="Internet_20_link" text:visited-style-name="Visited_20_Internet_20_Link"><text:span text:style-name="Internet_20_link"><text:span text:style-name="T4">Limit</text:span></text:span></text:a><text:span text:style-name="T11">, representing the spiritual stress required to do the task.</text:span></text:p>
        <text:h text:style-name="P48" text:outline-level="3">Wound/Exhaustion</text:h>
        <text:p text:style-name="P22">Cannot take more than (-5) total Wounds/Exhaustion<text:span text:style-name="T23">s</text:span> at a time.</text:p>
        <text:p text:style-name="P21">The strain from pushing beyond their natural constraints causes the character to become injured or exhausted.</text:p>
        <text:p text:style-name="P21">For the remainder of the scene, and then until the character can take an uninterrupted, restful night’s sleep, the character suffers (-1) dice to any roll made with the Attribute Category (Physical, Social, or Mental) they used on this roll.</text:p>
        <text:p text:style-name="P27">This does not affect Static Values such as Resolve.</text:p>
        <text:h text:style-name="P48" text:outline-level="3">The Scene Turns Sour</text:h>
        <text:p text:style-name="P22">This Drawback may only be taken once per scene.</text:p>
        <text:p text:style-name="P21">After this action, the scene becomes negative, if not mildly hostile, towards the character. Perhaps they offended a vital character with their action, or they accidentally gave a secret up to the Antagonist that they can use.</text:p>
        <text:h text:style-name="P46" text:outline-level="2"><text:bookmark-start text:name="Botching"/>Botching<text:bookmark-end text:name="Botching"/></text:h>
        <text:p text:style-name="Exalted"><text:span text:style-name="T11">If a character fails their action, they may choose to </text:span><text:span text:style-name="T12">worsen</text:span><text:span text:style-name="T11"> their failure dramatically, as represented by taking a Drawback. In exchange, they will gain a </text:span><text:a xlink:type="simple" xlink:href="#Strifes" text:style-name="Internet_20_link" text:visited-style-name="Visited_20_Internet_20_Link"><text:span text:style-name="Internet_20_link"><text:span text:style-name="T5">Strife Point</text:span></text:span></text:a><text:span text:style-name="T11">.</text:span></text:p>
        <text:p text:style-name="P21">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47" text:outline-level="2">Advantages and Disadvantages</text:h>
        <text:p text:style-name="Exalted"><text:span text:style-name="T11">The difficulty of an action can be modified by various conditions, whether it be environmental, helpful, or antagonistic. </text:span><text:span text:style-name="T28">As generic term, these are called</text:span><text:span text:style-name="T17"> </text:span><text:span text:style-name="T31">Dice Modifiers</text:span><text:span text:style-name="T17">, but </text:span><text:span text:style-name="T16">will</text:span><text:span text:style-name="T17"> more often is designated </text:span><text:span text:style-name="T18">specifically </text:span><text:span text:style-name="T17">as either an </text:span><text:span text:style-name="T19">Advantage </text:span><text:span text:style-name="T20">or as a </text:span><text:span text:style-name="T19">Disadvantage, </text:span><text:span text:style-name="T21">depending on if it helps the character or impedes them.</text:span></text:p>
        <text:p text:style-name="P26"><text:span text:style-name="T6">By default, Advantages and disadvantages are written in terms of </text:span><text:span text:style-name="T2">dice </text:span><text:span text:style-name="T6">available for the character to roll: (+2, -2 dice). Since this is the default, </text:span><text:span text:style-name="T7">the “dice” moniker is often dropped—if a power ever simply says “+2”, it means to dice.</text:span></text:p>
        <text:p text:style-name="P35"><text:span text:style-name="T33">Whenever a Modifier affects a static value, such as Resolve or Difficulty, you should </text:span><text:span text:style-name="T32">take the average</text:span><text:span text:style-name="T33">, rounding up. <text:s/>+2 dice is +1 to Resolve, for example. </text:span><text:span text:style-name="T34">Some powers will directly reference Static Value or Difficulty modifiers, </text:span><text:span text:style-name="T35">instead of dice.</text:span></text:p>
        <text:h text:style-name="P50" text:outline-level="3">Assigning Modifiers</text:h>
        <text:p text:style-name="P34"><text:span text:style-name="T15">Modifiers can be granted </text:span><text:span text:style-name="T27">from any source, such as any powers, the environment, or even the mental condition of the character taking the action.</text:span></text:p>
        <text:p text:style-name="P21">Any <text:span text:style-name="T1">Modifier</text:span> should be something significant to the scene—something that would perturb even an Exalt. A light rain, while thematic, would not count as a disadvantage. Only when the<text:span text:style-name="T39">re are</text:span> levels of pummeling rain (-<text:span text:style-name="T40">2</text:span>), or even a raging Typhoon (-<text:span text:style-name="T40">4</text:span>).</text:p>
        <table:table table:name="Table2" table:style-name="Table2">
          <table:table-column table:style-name="Table2.A"/>
          <table:table-row table:style-name="Table2.1">
            <table:table-cell table:style-name="Table2.A1" office:value-type="string">
              <text:p text:style-name="P40">Natural Modifiers and Difficulty</text:p>
              <text:p text:style-name="P39">Difficulty, <text:span text:style-name="T38">in its most basic sense,</text:span> is a measure of “Base difficulty + all Disadvantages”. This can often be forgotten when choosing a Difficulty for a task, or when countering specific modifiers.</text:p>
              <text:p text:style-name="P39"/>
              <text:p text:style-name="P39">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46" text:outline-level="2">Stunting</text:h>
        <text:p text:style-name="P21">The setting of <text:span text:style-name="T3">Exalted</text:span> encourages wild, ambitious, and perhaps dangerous actions of the characters. When a player describes their character doing a “cool” action, the Storyteller should reward them.</text:p>
        <text:p text:style-name="P21">When a player performs a stunt, they get <text:span text:style-name="T1">+2 Dice</text:span> for their action. </text:p>
        <text:p text:style-name="P21">But the true power is that-should they succeed on the roll-what the player describes is what actually happens in the setting. What is impossible becomes temporarily possible. A list of example Stunts is provided with each Ability, as inspiration.</text:p>
        <text:p text:style-name="P21">There are limits to Stunting. A Player cannot dictate the actions or emotions of characters, for example, and the Storyteller reserves the right to reject or alter the stated effects of the stunt as needed.</text:p>
        <text:p text:style-name="P21">The guiding philosophy of stunts is the “Rule of Cool.” If the stated action is “cool” and enhances an existing action, it should both be allowed and encouraged.</text:p>
        <text:h text:style-name="P48" text:outline-level="3">Assisting</text:h>
        <text:p text:style-name="P21">A player may assist another character, granting them +2 dice. The receiving character may only accept one Assist per roll.</text:p>
        <text:p text:style-name="P21">The Receiving Player may both accept an Assist, as well as stunt their own action.</text:p>
        <text:p text:style-name="Exalted"><text:span text:style-name="T11">Assisting is considered a </text:span><text:span text:style-name="T29">Simple</text:span><text:span text:style-name="T11"> Action.</text:span></text:p>
        <text:h text:style-name="P41" text:outline-level="2">Essence</text:h>
        <text:p text:style-name="P21">Essence is the fundamental energy that flows through the world, all creatures, and mortals. Exalts are able to guide their own Essence flows to create powerful effects upon the world, called Charms. </text:p>
        <text:p text:style-name="P21">A character’s Essence Rating is a measure of how in tune the <text:soft-page-break/>character is with the flows of energy through and surrounding them. Much like an Attribute, it has a Rating ranging between One and Five. <text:s/>(Mortals have a Rating of Zero.)</text:p>
        <text:p text:style-name="P21">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P8">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48" text:outline-level="3">Motes</text:h>
        <text:p text:style-name="P21">Essence expenditure is measured in <text:span text:style-name="T3">Motes</text:span>. When activating a Power that requires motes of Essence the exalt will drain from their mote pools: <text:span text:style-name="T1">Personal</text:span> and/or <text:span text:style-name="T1">Peripheral.</text:span></text:p>
        <text:p text:style-name="P23"><text:span text:style-name="T1">Personal Motes</text:span> are intrinsic to the character. Expenditure of these motes are subtle and do not agitate their anima banner. <text:span text:style-name="T10">They regain only after a full night’s rest</text:span></text:p>
        <text:p text:style-name="P21"><text:span text:style-name="T1">Peripheral Motes</text:span> are the character’s ability to manipulate the world immediately surrounding them, channeling it to their will. Using these motes will <text:span text:style-name="T1">expose their anima banner</text:span>.</text:p>
        <text:p text:style-name="P21">Peripheral Mote pools are automatically refilled at the start of each Scene. </text:p>
        <text:h text:style-name="P51" text:outline-level="4">Antagonistic Locations</text:h>
        <text:p text:style-name="P21">There are certain locations that are either devoid of Essence, such as the <text:span text:style-name="T1">Underworld</text:span>, or are filled with antagonistic Essence that cannot be easily drawn inward, like <text:span text:style-name="T1">The Wyld</text:span>.</text:p>
        <text:p text:style-name="P21">In these locations, all characters will suffer a Penalty to their Peripheral Mote pool, lowering their capacity. For example, the penalty suffered by Underworld would be as follows, as the characters descends deeper away from Creation:</text:p>
        <text:list xml:id="list173413118117103" text:continue-numbering="true" text:style-name="Exalted_20_Center_20_Dot">
          <text:list-item>
            <text:p text:style-name="P58">Shadowlands:<text:tab/><text:tab/>-5</text:p>
          </text:list-item>
          <text:list-item>
            <text:p text:style-name="P58">Underworld: <text:tab/><text:tab/>-10</text:p>
          </text:list-item>
          <text:list-item>
            <text:p text:style-name="P58">The Labyrinth:<text:tab/><text:tab/>-15</text:p>
          </text:list-item>
          <text:list-item>
            <text:p text:style-name="P58">The Void:<text:tab/><text:tab/>-20</text:p>
          </text:list-item>
        </text:list>
        <text:h text:style-name="P46" text:outline-level="2">Anima Banner</text:h>
        <text:p text:style-name="P21">Exalts are brimming with energy, their souls suffused with the crackling energy.</text:p>
        <text:p text:style-name="P21">Whenever a character <text:span text:style-name="T6">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173412710900296" text:continue-numbering="true" text:style-name="Exalted_20_Center_20_Dot">
          <text:list-item>
            <text:p text:style-name="P59"><text:span text:style-name="T1">(0m) Dim</text:span><text:tab/>The natural state of the anima. It is invisible to all natural senses, but may be seen by those that can peek into the Spirit Realm.</text:p>
          </text:list-item>
          <text:list-item>
            <text:p text:style-name="P59"><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59"><text:span text:style-name="T1">(6-10m) Burning</text:span><text:tab/>Essence burns and sheds from the Exalts body, much like the burning of a fire. Hiding the anima at this level is impossible through mundane means.</text:p>
          </text:list-item>
          <text:list-item>
            <text:p text:style-name="P58"><text:span text:style-name="T1">(11m+) Bonfire </text:span>A grand display of solidified Essence wraps around the body, shining its personal iconography to all of those in the scene.</text:p>
          </text:list-item>
        </text:list>
        <text:p text:style-name="P21">Anima Flare takes 15 minutes to naturally abate and decrease in rating, so long that no action inflames them again. Often, this means that the Burning and Bonfire Levels will be active for an entire scene.</text:p>
        <text:p text:style-name="P21">Exalts may choose to intentionally increase their anima to any desired level by committing One Mote (as a Reflexive Action.). This effect immediately dissipates after releasing the mote to its natural state, and does not need time to abate.</text:p>
        <text:h text:style-name="P51" text:outline-level="4">Splitting Motes</text:h>
        <text:p text:style-name="P21">When taking an action, a Player may split their motes between their Personal and Peripheral motes in order to avoid their Anima banner flare. </text:p>
        <text:p text:style-name="P21">For example, activating a 10m charm can avoid a Burning Bonfire anima level by paying 5m from the Personal Mote pool, and 5m from the Peripheral Mote pool. Doing so would only activate the Glowing Anima level.</text:p>
        <text:h text:style-name="P46" text:outline-level="2"><text:bookmark-start text:name="The Great Curse"/>The Great Curse<text:bookmark-end text:name="The Great Curse"/></text:h>
        <text:p text:style-name="P21">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1">Regardless of its source, every Exalt carries with them the Great Curse, an aggrandized character flaw that can interrupt and sabotage a character’s well meaning in spite of their better nature.</text:p>
        <text:p text:style-name="P24">Each individual Exaltation book details their Great Curse, but it is important to know that these are all <text:span text:style-name="T3">suggestions</text:span>. So long as a character has a flaw that affects their decision, it is an acceptable Great Curse.</text:p>
        <text:p text:style-name="P30"><text:soft-page-break/>For Example:</text:p>
        <text:list xml:id="list173413095094406" text:continue-numbering="true" text:style-name="Exalted_20_Center_20_Dot">
          <text:list-item>
            <text:p text:style-name="P59"><text:span text:style-name="T1">Solars</text:span> suffer by their own Ego. They are those that tirelessly seek greatness and perfection, and may find others or even themselves not up to the standards they desire.</text:p>
          </text:list-item>
          <text:list-item>
            <text:p text:style-name="P59"><text:span text:style-name="T1">Lunars</text:span> suffer from being trapped between worlds and are conflicted by the unknown. Are they man or beast? A part of society or apart from it? Their form is constantly shifting, so who are they really?</text:p>
          </text:list-item>
          <text:list-item>
            <text:p text:style-name="P58"><text:span text:style-name="T1">Abyssals</text:span> have a portion of their self consumed by the void: something that is lost and that can never be reclaimed. It may be their name and relations; their lost vitality; a loss of emotion and feeling.</text:p>
          </text:list-item>
        </text:list>
        <text:h text:style-name="P48" text:outline-level="3"><text:bookmark-start text:name="Limit"/>Limit<text:bookmark-end text:name="Limit"/></text:h>
        <text:p text:style-name="P21">The stress and wear of an Exalt’s life will build and press upon them, eventually driving them to a breaking point. This is represented by <text:span text:style-name="T1">Limit Points</text:span>.</text:p>
        <text:p text:style-name="P21">Ranging from 0-10, <text:span text:style-name="T1">Limit Points</text:span> represent how strained the Exalt is—how much wear and tear their psyche and soul is under.</text:p>
        <text:p text:style-name="P21">A character gains limit by<text:span text:style-name="T25">:</text:span></text:p>
        <text:list xml:id="list173413269801144" text:continue-numbering="true" text:style-name="Exalted_20_Center_20_Dot">
          <text:list-item>
            <text:p text:style-name="P60">Choosing it as a Drawback.</text:p>
          </text:list-item>
          <text:list-item>
            <text:p text:style-name="P61">Acting against one of their Intimacies, or other deeply-held beliefs.</text:p>
          </text:list-item>
        </text:list>
        <text:p text:style-name="P33">“Acting against an Intimacy” is a highly subjective term, that ultimately can only be answered </text:p>
        <text:p text:style-name="Exalted">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p text:style-name="P6">If the character reaches <text:span text:style-name="T1">10 Limit</text:span>, or if they fail on their <text:span text:style-name="T1">Limit Trigger</text:span>, the character will enter into a <text:span text:style-name="T1">Limit Break.</text:span></text:p>
        <text:p text:style-name="P6">At the end of a Limit Break, reset to 0 Limit.</text:p>
        <table:table table:name="Table4" table:style-name="Table4">
          <table:table-column table:style-name="Table4.A"/>
          <table:table-row table:style-name="Table4.1">
            <table:table-cell table:style-name="Table4.A1" office:value-type="string">
              <text:p text:style-name="P40">The Calming Effect of Time</text:p>
              <text:p text:style-name="P39">Typically, Limit <text:span text:style-name="T3">only</text:span> resets after a Limit Break. However, long spans of rest, meditation, and peace may ease the Exalt down from their stressed life.</text:p>
              <text:p text:style-name="P39"/>
              <text:p text:style-name="P39">So long as the time breaks are particularly restful, the Exalt may lose 1 Limit per week.</text:p>
            </table:table-cell>
          </table:table-row>
        </table:table>
        <text:h text:style-name="P48" text:outline-level="3">Limit Triggers</text:h>
        <text:p text:style-name="P21">When detailing out their Great Curse, the Player will also need to decide what sort of events will<text:span text:style-name="T1"> inflame</text:span> their Great Curse. This is called the <text:span text:style-name="T1">Limit Trigger.</text:span></text:p>
        <text:p text:style-name="P21">A compassionate character might balk whenever they see a wanton, senseless act of cruelty upon another—such as a slave being whipped. Another might be the sense of failure and dejection when a plan spirals out of control.</text:p>
        <text:p text:style-name="P21">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P21">However, if the roll is <text:span text:style-name="T1">under</text:span> the current Limit, the Character enters a <text:span text:style-name="T1">Limit Break</text:span>.</text:p>
        <text:h text:style-name="P48" text:outline-level="3">Limit Break</text:h>
        <text:p text:style-name="P21">When a character <text:span text:style-name="T1">Limit Breaks, </text:span>they lose all perspective on anything that does not align with their <text:span text:style-name="T1">Great Curse</text:span> and will make active and considered effort to fulfill it, damn the consequences. </text:p>
        <text:p text:style-name="P21">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1">A Limit Break lasts for an entire scene. Only performing a grave offense against their own deeply-held Intimacies would be enough to snap the character out of their actions.</text:p>
        <text:p text:style-name="P21">At the end of a Limit Break, reset Limit to 0.</text:p>
        <table:table table:name="Table5" table:style-name="Table5">
          <table:table-column table:style-name="Table5.A"/>
          <table:table-row table:style-name="Table5.1">
            <table:table-cell table:style-name="Table5.A1" office:value-type="string">
              <text:p text:style-name="P40">Ticking Time Bomb</text:p>
              <text:p text:style-name="P39">There will be occasions when a character enters Limit Break, but turning it into a Limit Break Scene just doesn’t fit—it occurred during a lighthearted scene, or when the Exalt is in the middle of nowhere on their own, or the scene was just wrapping up.</text:p>
              <text:p text:style-name="P39"/>
              <text:p text:style-name="P39">If this occurs, with both the Storyteller and Player in agreement, the Character can postpone the Limit Break to a more appropriate scene—just don’t wait <text:span text:style-name="T3">too </text:span>long.</text:p>
            </table:table-cell>
          </table:table-row>
        </table:table>
        <text:h text:style-name="P46" text:outline-level="2"><text:bookmark-start text:name="Strifes"/>Strifes<text:bookmark-end text:name="Strifes"/></text:h>
        <text:p text:style-name="P21">The world of Creation will push even the mighty Exalted to the brink, and in those moments of desperation, forcing them to delve into reserves they did not know they had. This moment is called a <text:span text:style-name="T1">Strife</text:span>.</text:p>
        <text:p text:style-name="P21">Players are restricted to keeping no more than <text:span text:style-name="T1">5 Strife Points </text:span>at a time. If Strife is gained above this limit, it must immediately be spent in the Scene or be lost.</text:p>
        <text:h text:style-name="P49" text:outline-level="3">Using Strife</text:h>
        <text:h text:style-name="P52" text:outline-level="4">Strife Expression</text:h>
        <text:p text:style-name="P21">Each Exalt and their Caste, has a unique <text:span text:style-name="T1">Expression </text:span>that can boost their Dice rolls. </text:p>
        <text:p text:style-name="P21">For example, Solars may double a favored dice, while Sidereals manipulate what the Target Number of a roll will be.</text:p>
        <text:p text:style-name="P21">Each Exalt’s particular Strife Expression is detailed in their respective book.</text:p>
        <text:h text:style-name="P53" text:outline-level="4"><text:soft-page-break/>Introduce a Fact</text:h>
        <text:p text:style-name="P31">The Player is allowed to introduce a Fact about the setting, detailing something that is (and always has been) true in the world of Creation.</text:p>
        <text:p text:style-name="P31">This Fact must be internally consistent with what has already been shown to be true about the world. As well, the Storyteller has a right to veto this introduced Fact (in which the Strife Point is returned), but is encouraged to try to make the new Fact work.</text:p>
        <text:p text:style-name="P32">The Fact should be related to the Player’s character in some way, drawing from their Favored Abilities, Specialties, backstory, or Merits in some way. Introducing the Fact that there is ancient order of warriors known to be in the general area would make sense for a Player whose character is a swordsman, but not one whose character is a sorcerer, for example.</text:p>
        <text:h text:style-name="P54" text:outline-level="4">Charm-like Effect</text:h>
        <text:p text:style-name="P21">In addition to their Exalt and Caste Strife Expressions, all players may use a strife point to <text:span text:style-name="T42">create a charm-like effect</text:span><text:span text:style-name="T8">, which will turn the scene in their favor. </text:span><text:span text:style-name="T9">Inspiration can be drawn from any existing non-Greater charm, or it can be custom tailored for the situation.</text:span></text:p>
        <text:p text:style-name="P36"><text:span text:style-name="T22">When using a Strife, the action should simply happen without a roll. So long as a character </text:span><text:span text:style-name="T13">should</text:span><text:span text:style-name="T22"> be able to do something, and it is </text:span><text:span text:style-name="T13">cool</text:span><text:span text:style-name="T22"> for them to do so, it </text:span><text:span text:style-name="T13">does.</text:span><text:span text:style-name="T22"> In this way, </text:span><text:span text:style-name="T30">it</text:span><text:span text:style-name="T22"> can be thought of as a more powerful Stunt.</text:span></text:p>
        <text:p text:style-name="P36"><text:span text:style-name="T22">The only exception being if it </text:span><text:span text:style-name="T14">directly</text:span><text:span text:style-name="T22"> targets an Exalt-level antagonist, in which case a contested roll may be used.</text:span></text:p>
        <text:h text:style-name="P57" text:outline-level="3">Strife Limitations</text:h>
        <text:p text:style-name="P6">There are a few guiding restrictions to keep in mind <text:span text:style-name="T42">with Strifes</text:span>, similar to a Stunt:</text:p>
        <text:list xml:id="list173413810317802" text:continue-numbering="true" text:style-name="Exalted_20_Center_20_Dot">
          <text:list-item>
            <text:p text:style-name="P60">Other character’s actions cannot be dictated: only those under control of the Player’s.</text:p>
          </text:list-item>
          <text:list-item>
            <text:p text:style-name="P60">The Action cannot <text:span text:style-name="T3">directly</text:span> solve the scene; it can only assist and guide it.</text:p>
          </text:list-item>
          <text:list-item>
            <text:p text:style-name="P60">The Action should flow naturally from the character—a Solar cannot suddenly shapeshift, for example.</text:p>
          </text:list-item>
        </text:list>
        <text:h text:style-name="P5" text:outline-level="6">Example 1</text:h>
        <text:p text:style-name="P45">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43">“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6">Example 2</text:h>
        <text:p text:style-name="P45">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p>
        <text:p text:style-name="P43">“He’s going to use Sorcery to pull up water from the ground.” In this situation, the problem being addressed is exhaustion or avoiding a bad decision—preventing a negative.</text:p>
        <text:h text:style-name="P5" text:outline-level="6">Example 3</text:h>
        <text:p text:style-name="P45">The Crafter analyzes the complex door in front of them, which is blocking their way, the code shifting and twisting before their eyes. “I can simply craft a new key to the puzzle. Hold on for a moment.”</text:p>
        <text:p text:style-name="P43">“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can be suggested:</text:p>
        <text:p text:style-name="P44"><text:s/>The Crafter analyzes the shifting patterns of the door, then with a swift kick, lodges one of the panels shut, stopping the patterns from constantly moving. “There, that should be easier to read now.”</text:p>
        <text:p text:style-name="P43">“The puzzle glyph<text:span text:style-name="T37">s</text:span> are moving? I’m going to jam them down so it lowers the difficulty.”</text:p>
        <text:h text:style-name="P49" text:outline-level="3">Gaining Strife</text:h>
        <text:p text:style-name="P21">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4">Botches</text:span></text:span></text:a><text:span text:style-name="T11"> are Player-driven choices to drive their character’s failure into a </text:span><text:span text:style-name="T12">magnificent</text:span><text:span text:style-name="T11"> failure—a low so that they may later rise to even greater heights.</text:span></text:p>
        <table:table table:name="Table6" table:style-name="Table6">
          <table:table-column table:style-name="Table6.A"/>
          <text:soft-page-break/>
          <table:table-row table:style-name="Table6.1">
            <table:table-cell table:style-name="Table6.A1" office:value-type="string">
              <text:p text:style-name="P8">Rejecting Strife</text:p>
              <text:p text:style-name="P7">Players, by accepting the Strife, are giving up their ability to change the course of the event.</text:p>
              <text:p text:style-name="P7">They have the option of refusing to take the Strife Point, defying the Storyteller’s influence. (This must be an all-or-nothing decision between all Players receiving the Strife—all must reject, or else all must accept.)</text:p>
              <text:p text:style-name="P7">If this happens, the Storyteller must let the Player Characters challenge the event in a fair manner.</text:p>
              <text:p text:style-name="P9"><text:span text:style-name="T11">The Storyteller should also take care not to </text:span><text:span text:style-name="T12">abuse</text:span><text:span text:style-name="T11"> the Complication mechanic to the point where it becomes </text:span><text:span text:style-name="T26">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h text:style-name="P51" text:outline-level="4"><text:bookmark-start text:name="Complications"/>Complications<text:bookmark-end text:name="Complications"/></text:h>
        <text:p text:style-name="P21">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1">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1">The Storyteller gifts a Strife Point to all Players who are affected by this event—and this single Strife Point guarantees the <text:span text:style-name="T3">outcome</text:span> of the event in the Scene, no matter how many attempts are made.</text:p>
        <text:p text:style-name="P25">Examples:</text:p>
        <text:list xml:id="list173412492301102" text:continue-numbering="true" text:style-name="Exalted_20_Center_20_Dot">
          <text:list-item>
            <text:p text:style-name="P60">An Antagonist group escapes after their defeat in a fight, slipping the bonds or escaping pursuit.</text:p>
          </text:list-item>
          <text:list-item>
            <text:p text:style-name="P60">The Caves the Party is in start rumbling, warning of an imminent collapse in but two short Rounds.</text:p>
          </text:list-item>
          <text:list-item>
            <text:p text:style-name="P60">A source of information shoots down interrogation techniques, refusing to divulge important details.</text:p>
          </text:list-item>
        </text:list>
        <text:p text:style-name="P21">The main source of Strife is gained by players choosing to <text:span text:style-name="T1">Botch</text:span> their rolls.</text:p>
        <text:p text:style-name="P21">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46" text:outline-level="2">Elsewhere and Equipment</text:h>
        <text:p text:style-name="P21">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1">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21">Sidereals have labeled this flaw as “Elsewhere,” since the items are neither here nor there, but somewhere “else.” It is certainly a problem that needs to be fixed…eventually.</text:p>
        <text:p text:style-name="P21">Elsewhere is not all-powerful. The Exalt must reasonably be able to carry the items in the first place, and it must not be something that has a particularly close and important tie to reality. For example: living creatures or anything with sapience. As well, while time does not affect items inside of Elsewhere, it will rapidly catch up once pulled out.</text:p>
        <text:p text:style-name="P21">Items stored in Elsewhere of a dead Exalt will eventually reassert themselves into reality—often by finding themselves in nearby containers that may not have existed until needed for this precise purpose.</text:p>
        <text:h text:style-name="P46" text:outline-level="2">Storyteller Timelines</text:h>
        <text:p text:style-name="P21">Rather than count the exact minutes and hours of effects, Exalted rely on a more cinematic approach. A charm’s duration may be declared as a <text:span text:style-name="T3">Scene</text:span>, for example.<text:tab/></text:p>
        <text:list xml:id="list173412901217417" text:continue-numbering="true" text:style-name="Exalted_20_Center_20_Dot">
          <text:list-item>
            <text:p text:style-name="P59"><text:span text:style-name="T1">Round</text:span><text:tab/>How long it takes for all characters to <text:s/>each perform a set of Actions, typically in Combat or an Encounter.</text:p>
          </text:list-item>
          <text:list-item>
            <text:p text:style-name="P59"><text:span text:style-name="T1">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59"><text:span text:style-name="T1">Session</text:span><text:tab/> A single sitting of when Players begin and end roleplaying, spanning an entire night.</text:p>
          </text:list-item>
          <text:list-item>
            <text:p text:style-name="P59"><text:span text:style-name="T1">Story</text:span><text:tab/>Several sessions that form a full narrative arch: from establishing a threat to reaching the resolution.</text:p>
          </text:list-item>
          <text:list-item>
            <text:p text:style-name="P58"><text:span text:style-name="T1">Chronicle</text:span><text:tab/>A complete game, encompassing all the stories relevant to a set of characters.</text:p>
          </text:list-item>
        </text:list>
        <text:h text:style-name="P46" text:outline-level="2">Magnitudes</text:h>
        <text:p text:style-name="P21"><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1">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7">Group Magnitudes</text:p>
            </table:table-cell>
            <table:covered-table-cell/>
            <table:covered-table-cell/>
            <table:covered-table-cell/>
          </table:table-row>
          <table:table-row table:style-name="Table7.1">
            <table:table-cell table:style-name="Table7.A2" office:value-type="string">
              <text:p text:style-name="P19">Scale</text:p>
            </table:table-cell>
            <table:table-cell table:style-name="Table7.B2" office:value-type="string">
              <text:p text:style-name="P19">Population</text:p>
            </table:table-cell>
            <table:table-cell table:style-name="Table7.C2" office:value-type="string">
              <text:p text:style-name="P19">Name</text:p>
            </table:table-cell>
            <table:table-cell table:style-name="Table7.D2" office:value-type="string">
              <text:p text:style-name="P19">Military Designation</text:p>
            </table:table-cell>
          </table:table-row>
          <table:table-row table:style-name="Table7.1">
            <table:table-cell table:style-name="Table7.A3" office:value-type="string">
              <text:p text:style-name="P14">1</text:p>
            </table:table-cell>
            <table:table-cell table:style-name="Table7.B3" office:value-type="string">
              <text:p text:style-name="P11">1</text:p>
            </table:table-cell>
            <table:table-cell table:style-name="Table7.B3" office:value-type="string">
              <text:p text:style-name="P11">Individual</text:p>
            </table:table-cell>
            <table:table-cell table:style-name="Table7.A3" office:value-type="string">
              <text:p text:style-name="P11">-</text:p>
            </table:table-cell>
          </table:table-row>
          <table:table-row table:style-name="Table7.1">
            <table:table-cell table:style-name="Table7.A4" office:value-type="string">
              <text:p text:style-name="P14">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text:p>
            </table:table-cell>
          </table:table-row>
          <text:soft-page-break/>
          <table:table-row table:style-name="Table7.1">
            <table:table-cell table:style-name="Table7.A3" office:value-type="string">
              <text:p text:style-name="P14">3</text:p>
            </table:table-cell>
            <table:table-cell table:style-name="Table7.B3" office:value-type="string">
              <text:p text:style-name="P11">50</text:p>
            </table:table-cell>
            <table:table-cell table:style-name="Table7.B3" office:value-type="string">
              <text:p text:style-name="P11">Crowd</text:p>
            </table:table-cell>
            <table:table-cell table:style-name="Table7.A3" office:value-type="string">
              <text:p text:style-name="P11">Troop</text:p>
            </table:table-cell>
          </table:table-row>
          <table:table-row table:style-name="Table7.1">
            <table:table-cell table:style-name="Table7.A6" office:value-type="string">
              <text:p text:style-name="P14">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text:p>
            </table:table-cell>
          </table:table-row>
          <table:table-row table:style-name="Table7.1">
            <table:table-cell table:style-name="Table7.A3" office:value-type="string">
              <text:p text:style-name="P14">5</text:p>
            </table:table-cell>
            <table:table-cell table:style-name="Table7.B3" office:value-type="string">
              <text:p text:style-name="P11">500</text:p>
            </table:table-cell>
            <table:table-cell table:style-name="Table7.B3" office:value-type="string">
              <text:p text:style-name="P11">Village</text:p>
            </table:table-cell>
            <table:table-cell table:style-name="Table7.A3" office:value-type="string">
              <text:p text:style-name="P11">Battalion</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A3" office:value-type="string">
              <text:p text:style-name="P11">Army</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row>
        </table:table>
        <text:p text:style-name="P21"/>
      </text:section>
      <text:section text:style-name="Sect2" text:name="Section1">
        <table:table table:name="Table8" table:style-name="Table8">
          <table:table-column table:style-name="Table8.A"/>
          <table:table-column table:style-name="Table8.B"/>
          <table:table-row table:style-name="Table8.1">
            <table:table-cell table:style-name="Table8.A1" table:number-columns-spanned="2" office:value-type="string">
              <text:p text:style-name="P18">Time Magnitudes</text:p>
            </table:table-cell>
            <table:covered-table-cell/>
          </table:table-row>
          <table:table-row table:style-name="Table8.1">
            <table:table-cell table:style-name="Table8.A2" office:value-type="string">
              <text:p text:style-name="P20">Scale</text:p>
            </table:table-cell>
            <table:table-cell table:style-name="Table8.B2" office:value-type="string">
              <text:p text:style-name="P19">Name</text:p>
            </table:table-cell>
          </table:table-row>
          <table:table-row table:style-name="Table8.1">
            <table:table-cell table:style-name="Table8.A3" office:value-type="string">
              <text:p text:style-name="P16">1</text:p>
            </table:table-cell>
            <table:table-cell table:style-name="Table8.A3" office:value-type="string">
              <text:p text:style-name="P11">Second (Instant)</text:p>
            </table:table-cell>
          </table:table-row>
          <table:table-row table:style-name="Table8.1">
            <table:table-cell table:style-name="Table8.A4" office:value-type="string">
              <text:p text:style-name="P16">2</text:p>
            </table:table-cell>
            <table:table-cell table:style-name="Table8.B4" office:value-type="string">
              <text:p text:style-name="P11">Minute (Moment)</text:p>
            </table:table-cell>
          </table:table-row>
          <table:table-row table:style-name="Table8.1">
            <table:table-cell table:style-name="Table8.A3" office:value-type="string">
              <text:p text:style-name="P16">3</text:p>
            </table:table-cell>
            <table:table-cell table:style-name="Table8.A3" office:value-type="string">
              <text:p text:style-name="P11">Hour</text:p>
            </table:table-cell>
          </table:table-row>
          <table:table-row table:style-name="Table8.1">
            <table:table-cell table:style-name="Table8.A6" office:value-type="string">
              <text:p text:style-name="P16">4</text:p>
            </table:table-cell>
            <table:table-cell table:style-name="Table8.B6" office:value-type="string">
              <text:p text:style-name="P11">Day</text:p>
            </table:table-cell>
          </table:table-row>
          <table:table-row table:style-name="Table8.1">
            <table:table-cell table:style-name="Table8.A3" office:value-type="string">
              <text:p text:style-name="P16">5</text:p>
            </table:table-cell>
            <table:table-cell table:style-name="Table8.A3" office:value-type="string">
              <text:p text:style-name="P11">Week</text:p>
            </table:table-cell>
          </table:table-row>
          <table:table-row table:style-name="Table8.1">
            <table:table-cell table:style-name="Table8.A8" office:value-type="string">
              <text:p text:style-name="P16">6</text:p>
            </table:table-cell>
            <table:table-cell table:style-name="Table8.B8" office:value-type="string">
              <text:p text:style-name="P11">Month</text:p>
            </table:table-cell>
          </table:table-row>
          <table:table-row table:style-name="Table8.1">
            <table:table-cell table:style-name="Table8.A3" office:value-type="string">
              <text:p text:style-name="P16">7</text:p>
            </table:table-cell>
            <table:table-cell table:style-name="Table8.A3" office:value-type="string">
              <text:p text:style-name="P11">Season</text:p>
            </table:table-cell>
          </table:table-row>
          <table:table-row table:style-name="Table8.1">
            <table:table-cell table:style-name="Table8.A10" office:value-type="string">
              <text:p text:style-name="P16">8</text:p>
            </table:table-cell>
            <table:table-cell table:style-name="Table8.B10" office:value-type="string">
              <text:p text:style-name="P11">Year</text:p>
            </table:table-cell>
          </table:table-row>
          <table:table-row table:style-name="Table8.1">
            <table:table-cell table:style-name="Table8.A11" office:value-type="string">
              <text:p text:style-name="P15">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3T17:33:23.900000000</dc:date>
    <meta:editing-cycles>82</meta:editing-cycles>
    <dc:title>General System</dc:title>
    <meta:editing-duration>PT3H16M27S</meta:editing-duration>
    <meta:generator>LibreOffice/7.0.3.1$Windows_X86_64 LibreOffice_project/d7547858d014d4cf69878db179d326fc3483e082</meta:generator>
    <dc:creator>Samuel Smith</dc:creator>
    <meta:document-statistic meta:table-count="8" meta:image-count="0" meta:object-count="0" meta:page-count="7" meta:paragraph-count="275" meta:word-count="4714" meta:character-count="27480" meta:non-whitespace-character-count="23074"/>
  </office:meta>
</office:document-meta>
</file>